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table:style-name="ce10"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5"/>
          <table:table-cell table:style-name="ce10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3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 table:style-name="ce10"/>
          <table:table-cell office:value-type="string">
            <text:p>R/W</text:p>
          </table:table-cell>
          <table:table-cell table:number-columns-repeated="14"/>
        </table:table-row>
        <table:table-row table:style-name="ro3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5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style-name="ce10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4">
          <table:table-cell office:value-type="string">
            <text:p>area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>
            <text:p><text:span text:style-name="T1">subasin</text:span><text:span text:style-name="T2">,</text:span><text:span text:style-name="T1">nterrain</text:span></text:p>
          </table:table-cell>
          <table:table-cell office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, R</text:p>
          </table:table-cell>
          <table:table-cell table:number-columns-repeated="13"/>
        </table:table-row>
        <table:table-row table:style-name="ro3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4">
          <table:table-cell office:value-type="string">
            <text:p>cum_deposition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>
            <text:p><text:span text:style-name="T1">subasin</text:span><text:span text:style-name="T2">,</text:span><text:span text:style-name="T1">nterrain</text:span></text:p>
          </table:table-cell>
          <table:table-cell office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>
            <text:p>cum_erosion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>
            <text:p><text:span text:style-name="T1">subasin</text:span><text:span text:style-name="T2">,</text:span><text:span text:style-name="T1">nterrain</text:span></text:p>
          </table:table-cell>
          <table:table-cell office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d</text:p>
          </table:table-cell>
          <table:table-cell/>
          <table:table-cell office:value-type="string">
            <text:p>(simulation) 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daymon</text:p>
          </table:table-cell>
          <table:table-cell/>
          <table:table-cell office:value-type="string">
            <text:p>days per month (of current? Year)</text:p>
          </table:table-cell>
          <table:table-cell office:value-type="string">
            <text:p>[-]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deep_gw_rescharge</text:p>
          </table:table-cell>
          <table:table-cell/>
          <table:table-cell office:value-type="string">
            <text:p>ground water re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eepgw</text:p>
          </table:table-cell>
          <table:table-cell/>
          <table:table-cell office:value-type="string">
            <text:p>actual deep groundwater storage for each LU in each subbasin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0"/>
          <table:table-cell table:number-columns-repeated="14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>
            <text:p>deposition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>
            <text:p><text:span text:style-name="T1">subasin</text:span><text:span text:style-name="T2">,</text:span><text:span text:style-name="T1">nterrain</text:span></text:p>
          </table:table-cell>
          <table:table-cell office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table:style-name="ce10"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dprev</text:p>
          </table:table-cell>
          <table:table-cell/>
          <table:table-cell office:value-type="string">
            <text:p>simulation day number of previous day (related to d)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dstart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stop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 table:style-name="ce10"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/>
          <table:table-cell table:style-name="ce10"/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9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3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ntcinst,maxsoil</text:p>
          </table:table-cell>
          <table:table-cell/>
          <table:table-cell table:style-name="ce9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ntcinst</text:p>
          </table:table-cell>
          <table:table-cell/>
          <table:table-cell table:style-name="ce9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9" office:value-type="string">
            <text:p>shared_data.f90</text:p>
          </table:table-cell>
          <table:table-cell table:number-columns-repeated="15"/>
        </table:table-row>
        <table:table-row table:style-name="ro3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9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10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9" office:value-type="string">
            <text:p>soilwat.f90</text:p>
          </table:table-cell>
          <table:table-cell table:number-columns-repeated="15"/>
        </table:table-row>
        <table:table-row table:style-name="ro3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ntcinst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(-type ?)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10"/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10"/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style-name="ce10"/>
          <table:table-cell table:number-columns-repeated="14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9" office:value-type="string">
            <text:p>shared_data.f90</text:p>
          </table:table-cell>
          <table:table-cell table:number-columns-repeated="15"/>
        </table:table-row>
        <table:table-row table:style-name="ro3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9" office:value-type="string">
            <text:p>shared_data.f90</text:p>
          </table:table-cell>
          <table:table-cell table:number-columns-repeated="15"/>
        </table:table-row>
        <table:table-row table:style-name="ro3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3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3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9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3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table:style-name="ce10"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9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3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3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/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9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3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style-name="ce10"/>
          <table:table-cell table:number-columns-repeated="15"/>
        </table:table-row>
        <table:table-row table:style-name="ro3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9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table:style-name="ce10"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9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9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3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</text:p>
          </table:table-cell>
          <table:table-cell/>
          <table:table-cell table:style-name="ce9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3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9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 table:style-name="ce10"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 table:style-name="ce10"/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table:style-name="ce8" office:value-type="string">
            <text:p>hymo_h.f90</text:p>
          </table:table-cell>
          <table:table-cell table:style-name="ce10"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kfsu</text:p>
          </table:table-cell>
          <table:table-cell/>
          <table:table-cell office:value-type="string">
            <text:p>hydr. conductivity of bedrock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 table:style-name="ce8"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style-name="ce10"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3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ntcinst,maxthickness/500+1</text:p>
          </table:table-cell>
          <table:table-cell office:value-type="string">
            <text:p>hymo_h.f90</text:p>
          </table:table-cell>
          <table:table-cell table:style-name="ce10"/>
          <table:table-cell office:value-type="string">
            <text:p>R/W</text:p>
          </table:table-cell>
          <table:table-cell table:number-columns-repeated="14"/>
        </table:table-row>
        <table:table-row table:style-name="ro3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luid_instance</text:p>
          </table:table-cell>
          <table:table-cell/>
          <table:table-cell office:value-type="string">
            <text:p>(internal) id of LU-instance (unique subbas-LU-combination)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luse_lu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1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luse_subbas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0</text:p>
          </table:table-cell>
          <table:table-cell table:style-name="ce10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3">
          <table:table-cell office:value-type="string">
            <text:p>luse_tc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2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Maxsoter</text:p>
          </table:table-cell>
          <table:table-cell/>
          <table:table-cell office:value-type="string">
            <text:p>MAXIMUM NUMBER OF LUs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3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mon_day</text:p>
          </table:table-cell>
          <table:table-cell/>
          <table:table-cell office:value-type="string">
            <text:p>start day of month (julian day)</text:p>
          </table:table-cell>
          <table:table-cell office:value-type="string">
            <text:p>julian day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3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9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3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3"/>
          <table:table-cell table:style-name="ce10"/>
          <table:table-cell table:number-columns-repeated="15"/>
        </table:table-row>
        <table:table-row table:style-name="ro3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9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/>
          <table:table-cell table:style-name="ce10"/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9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npointsxsect</text:p>
          </table:table-cell>
          <table:table-cell/>
          <table:table-cell office:value-type="string">
            <text:p>number of points (x,y) along the cross sections and also 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Nsoter</text:p>
          </table:table-cell>
          <table:table-cell/>
          <table:table-cell office:value-type="string">
            <text:p>TOTAL NUMBER OF landscape UNITS (types)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3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ntcinst</text:p>
          </table:table-cell>
          <table:table-cell office:value-type="string">
            <text:p>nmunsutc, sv_comb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4"/>
          <table:table-cell office:value-type="string">
            <text:p>Nntcinst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3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nxsection_res</text:p>
          </table:table-cell>
          <table:table-cell/>
          <table:table-cell office:value-type="string">
            <text:p>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8"/>
          <table:table-cell office:value-type="string">
            <text:p>W</text:p>
          </table:table-cell>
          <table:table-cell table:number-columns-repeated="6"/>
        </table:table-row>
        <table:table-row table:style-name="ro3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9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9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style-name="ce10"/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14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2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3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0"/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 table:style-name="ce10"/>
          <table:table-cell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9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9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3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9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3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9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3"/>
          <table:table-cell office:value-type="string">
            <text:p>W</text:p>
          </table:table-cell>
          <table:table-cell/>
        </table:table-row>
        <table:table-row table:style-name="ro3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4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2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3"/>
          <table:table-cell office:value-type="string">
            <text:p>W/R</text:p>
          </table:table-cell>
          <table:table-cell/>
        </table:table-row>
        <table:table-row table:style-name="ro3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11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size(latred,2)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9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ntcinst</text:p>
          </table:table-cell>
          <table:table-cell/>
          <table:table-cell table:style-name="ce9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style-name="ce10"/>
          <table:table-cell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4">
          <table:table-cell office:value-type="string">
            <text:p>runoff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>
            <text:p><text:span text:style-name="T1">subasin</text:span><text:span text:style-name="T2">,</text:span><text:span text:style-name="T1">nterrain</text:span></text:p>
          </table:table-cell>
          <table:table-cell office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table:style-name="ce10" office:value-type="string">
            <text:p>hymo.f</text:p>
          </table:table-cell>
          <table:table-cell table:number-columns-repeated="15"/>
        </table:table-row>
        <table:table-row table:style-name="ro3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table:style-name="ce10"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sdr_lu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style-name="ce10"/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3">
          <table:table-cell office:value-type="string">
            <text:p>sdr_tc</text:p>
          </table:table-cell>
          <table:table-cell/>
          <table:table-cell office:value-type="string">
            <text:p>optionally specified sediment delivery ratio for Tcs</text:p>
          </table:table-cell>
          <table:table-cell office:value-type="string">
            <text:p>0-1</text:p>
          </table:table-cell>
          <table:table-cell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style-name="ce10"/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3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3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>
            <text:p>sed_yield_TC</text:p>
          </table:table-cell>
          <table:table-cell/>
          <table:table-cell office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>
            <text:p><text:span text:style-name="T1">subasin</text:span><text:span text:style-name="T2">,</text:span><text:span text:style-name="T1">nterrain</text:span></text:p>
          </table:table-cell>
          <table:table-cell office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7" office:value-type="string">
            <text:p>366,nt,subasin,n_sed_class</text:p>
          </table:table-cell>
          <table:table-cell office:value-type="string">
            <text:p>erosion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edout_lu</text:p>
          </table:table-cell>
          <table:table-cell/>
          <table:table-cell office:value-type="string">
            <text:p>sediment output of Lus (output only)</text:p>
          </table:table-cell>
          <table:table-cell office:value-type="string">
            <text:p>t</text:p>
          </table:table-cell>
          <table:table-cell/>
          <table:table-cell office:value-type="string">
            <text:p>366,nt,nsoter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 and timestep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9" office:value-type="string">
            <text:p>shared_data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9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3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0"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3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3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0"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3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4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4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style-name="ce10"/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3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10"/>
        </table:table-row>
        <table:table-row table:style-name="ro3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6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style-name="ce10"/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0"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10"/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9" office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3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9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3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9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3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9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9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style-name="ce10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3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9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9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9"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style-name="ce10"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table:style-name="ce10"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style-name="ce10"/>
          <table:table-cell table:number-columns-repeated="4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3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/>
          <table:table-cell table:style-name="ce10"/>
          <table:table-cell office:value-type="string">
            <text:p>W/R</text:p>
          </table:table-cell>
          <table:table-cell table:number-columns-repeated="14"/>
        </table:table-row>
        <table:table-row table:style-name="ro3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9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3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3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style-name="ce10"/>
          <table:table-cell table:number-columns-repeated="2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3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10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  <table:table-cell table:style-name="ce10"/>
          <table:table-cell table:number-columns-repeated="15"/>
        </table:table-row>
        <table:table-row table:style-name="ro5" table:number-rows-repeated="31723">
          <table:table-cell table:number-columns-repeated="7"/>
          <table:table-cell table:style-name="ce10"/>
          <table:table-cell table:number-columns-repeated="15"/>
        </table:table-row>
        <table:table-row table:style-name="ro2" table:number-rows-repeated="1016573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Tabelle1.A3:Tabelle1.AMJ2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.00.0000</text:date>, <text:time style:data-style-name="N2" text:time-value="0000-00-00T12:42:22.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05-06-23T12:25:26</meta:creation-date>
    <dc:creator>Till Francke</dc:creator>
    <dc:date>2014-05-15T12:44:56.38</dc:date>
    <meta:editing-cycles>184</meta:editing-cycles>
    <meta:editing-duration>P10DT7H53M35S</meta:editing-duration>
    <meta:document-statistic meta:table-count="3" meta:cell-count="1673" meta:object-count="0"/>
    <meta:user-defined meta:name="Info 1"/>
    <meta:user-defined meta:name="Info 2"/>
    <meta:user-defined meta:name="Info 3"/>
    <meta:user-defined meta:name="Info 4"/>
  </office:meta>
</office:document-meta>
</file>